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1DD000000BFAF80C942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notes">
      <style:graphic-properties draw:fill-color="#ffffff" fo:min-height="13.364cm"/>
    </style:style>
    <style:style style:name="pr6" style:family="presentation" style:parent-style-name="Titelfolie-outline1">
      <style:graphic-properties fo:min-height="5.02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6<text:line-break/>Aufgabe 1: <text:line-break/>Blurring</text:p>
          </draw:text-box>
        </draw:frame>
        <draw:frame draw:style-name="gr2" draw:text-style-name="P4" draw:layer="layout" svg:width="5.668cm" svg:height="2.897cm" svg:x="0.5cm" svg:y="5.4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4.6cm" svg:height="0.963cm" svg:x="0.6cm" svg:y="8.8cm">
          <draw:text-box>
            <text:p>Mit </text:p>
          </draw:text-box>
        </draw:frame>
        <draw:frame draw:style-name="gr2" draw:text-style-name="P4" draw:layer="layout" svg:width="12.494cm" svg:height="0.878cm" svg:x="1.766cm" svg:y="8.84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" draw:layer="layout" svg:width="2.778cm" svg:height="0.878cm" svg:x="16.3cm" svg:y="8.8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7cm" svg:height="0.963cm" svg:x="14.5cm" svg:y="8.801cm">
          <draw:text-box>
            <text:p>und</text:p>
          </draw:text-box>
        </draw:frame>
        <draw:frame draw:style-name="gr2" draw:text-style-name="P4" draw:layer="layout" svg:width="12.972cm" svg:height="2.752cm" svg:x="0.6cm" svg:y="11.1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6<text:line-break/>Aufgabe 2: <text:line-break/>Image Interpolation</text:p>
          </draw:text-box>
        </draw:frame>
        <draw:frame presentation:style-name="pr6" draw:text-style-name="P7" draw:layer="layout" svg:width="23.567cm" svg:height="11.8cm" svg:x="0.87cm" svg:y="5.6cm" presentation:class="outline" presentation:user-transformed="true">
          <draw:text-box>
            <text:p text:style-name="P6"><text:span text:style-name="T2">Inpainting</text:span></text:p>
            <text:list text:style-name="L3">
              <text:list-item>
                <text:p text:style-name="P6"><text:span text:style-name="T3">Wird zur Rekonstruktion verlorener Bildteile verwendet</text:span></text:p>
              </text:list-item>
              <text:list-item>
                <text:p text:style-name="P6"><text:span text:style-name="T3">Kann auch zum Denoising genutzt werden</text:span></text:p>
              </text:list-item>
              <text:list-item>
                <text:p text:style-name="P6"><text:span text:style-name="T3">Oder zum entfernen von Teilen aus dem Bil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6<text:line-break/>Aufgabe 3: <text:line-break/>Wiener Filter</text:p>
          </draw:text-box>
        </draw:frame>
        <draw:frame presentation:style-name="pr6" draw:text-style-name="P7" draw:layer="layout" svg:width="23.567cm" svg:height="11.8cm" svg:x="0.87cm" svg:y="5.6cm" presentation:class="outline" presentation:user-transformed="true">
          <draw:text-box>
            <text:p text:style-name="P6"><text:span text:style-name="T2">Wiener Filter</text:span></text:p>
            <text:list text:style-name="L3">
              <text:list-item>
                <text:p text:style-name="P6"><text:span text:style-name="T3">Regularisierung im Fournierraum</text:span></text:p>
              </text:list-item>
              <text:list-item>
                <text:p text:style-name="P6"><text:span text:style-name="T3">Fungiert als Bandpassfilter</text:span></text:p>
              </text:list-item>
              <text:list-item>
                <text:p text:style-name="P6"><text:span text:style-name="T3">R gibt Signal/Rauschverhältnis an, wählt was verstärkt wird</text:span></text:p>
              </text:list-item>
              <text:list-item>
                <text:p text:style-name="P6"><text:span text:style-name="T3">Wahl von R schwierig</text:span></text:p>
                <text:list>
                  <text:list-item>
                    <text:p><text:span text:style-name="T3">R zu groß → Blurring von Kanten, ignoriert Rauschen, wählt grobe Strukturen</text:span></text:p>
                  </text:list-item>
                  <text:list-item>
                    <text:p><text:span text:style-name="T3">R zu klein → Verstärkt Rauschen, ignoriert Kanten und grobe Strukturen</text:span></text:p>
                  </text:list-item>
                  <text:list-item>
                    <text:p><text:span text:style-name="T3">R optimal → Ignoriert Rauschen, verstärkt Kanten, ignoriert Rauschen</text:span></text:p>
                  </text:list-item>
                </text:list>
              </text:list-item>
              <text:list-item>
                <text:p><text:span text:style-name="T3">A ist die Gaußglock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6<text:line-break/>Aufgabe 3: <text:line-break/>Wiener Filter</text:p>
          </draw:text-box>
        </draw:frame>
        <draw:frame presentation:style-name="pr6" draw:text-style-name="P7" draw:layer="layout" svg:width="23.567cm" svg:height="11.8cm" svg:x="0.87cm" svg:y="5.6cm" presentation:class="outline" presentation:user-transformed="true">
          <draw:text-box>
            <text:p text:style-name="P6"><text:span text:style-name="T2">Wiener Filter</text:span></text:p>
            <text:list text:style-name="L3">
              <text:list-item>
                <text:p text:style-name="P6"><text:span text:style-name="T3">Voraussetzung: Parameter müssen manuell abgeschätzt werden</text:span></text:p>
              </text:list-item>
              <text:list-item>
                <text:p text:style-name="P6"><text:span text:style-name="T3">Vorteil: Schnell und einfach zu implementieren</text:span></text:p>
              </text:list-item>
              <text:list-item>
                <text:p text:style-name="P6"><text:span text:style-name="T3">Nachteil: Nur ein Filter für das ganze Bild. Lokale Unterschiede werden nicht berücksichtigt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6<text:line-break/>Aufgabe 4: <text:line-break/>Mathematische Modelle</text:p>
          </draw:text-box>
        </draw:frame>
        <draw:frame presentation:style-name="pr6" draw:text-style-name="P7" draw:layer="layout" svg:width="23.567cm" svg:height="11.8cm" svg:x="0.872cm" svg:y="5.6cm" presentation:class="outline" presentation:user-transformed="true">
          <draw:text-box>
            <text:p text:style-name="P6"><text:span text:style-name="T2">Mathematische Probleme sind gut gestellt wenn</text:span></text:p>
            <text:list text:style-name="L3">
              <text:list-item>
                <text:p text:style-name="P6"><text:span text:style-name="T3">Es eine Lösung gibt</text:span></text:p>
              </text:list-item>
              <text:list-item>
                <text:p text:style-name="P6"><text:span text:style-name="T3">Die Lösung eindeutig ist</text:span></text:p>
              </text:list-item>
              <text:list-item>
                <text:p text:style-name="P6"><text:span text:style-name="T3">Die Lösung in einer vernünftigen Topologie kontinuierlich von den Daten abhäng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6<text:line-break/>Aufgabe 5: <text:line-break/>Perona Malik</text:p>
          </draw:text-box>
        </draw:frame>
        <draw:frame presentation:style-name="pr6" draw:text-style-name="P7" draw:layer="layout" svg:width="23.567cm" svg:height="11.8cm" svg:x="0.87cm" svg:y="5.6cm" presentation:class="outline" presentation:user-transformed="true">
          <draw:text-box>
            <text:p text:style-name="P6"><text:span text:style-name="T2">Perona und Malik</text:span></text:p>
            <text:list text:style-name="L3">
              <text:list-item>
                <text:p text:style-name="P6"><text:span text:style-name="T3">Verwischt Rauschen</text:span></text:p>
              </text:list-item>
              <text:list-item>
                <text:p text:style-name="P6"><text:span text:style-name="T3">Verstärkt Kanten</text:span></text:p>
              </text:list-item>
              <text:list-item>
                <text:p text:style-name="P6"><text:span text:style-name="T3">C passt Diffusion an lokale Bildstruktur an</text:span></text:p>
                <text:list>
                  <text:list-item>
                    <text:p><text:span text:style-name="T3"/></text:p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 text:style-name="P6"><text:span text:style-name="T3">K bestimmt Einfluss der Kantenstärke</text:span></text:p>
              </text:list-item>
              <text:list-item>
                <text:p text:style-name="P6"><text:span text:style-name="T3">Bei zu hohem k (langer Laufzeit) kann es wieder zu Kantenreduktion (Blurring) kommen</text:span></text:p>
              </text:list-item>
            </text:list>
          </draw:text-box>
        </draw:frame>
        <draw:frame draw:style-name="gr2" draw:text-style-name="P4" draw:layer="layout" svg:width="2.921cm" svg:height="1.499cm" svg:x="2.871cm" svg:y="10.5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4" draw:layer="layout" svg:width="4.958cm" svg:height="1.924cm" svg:x="2.872cm" svg:y="12.67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6<text:line-break/>Aufgabe 5: <text:line-break/>Perona Malik</text:p>
          </draw:text-box>
        </draw:frame>
        <draw:frame presentation:style-name="pr6" draw:text-style-name="P7" draw:layer="layout" svg:width="23.567cm" svg:height="11.8cm" svg:x="0.87cm" svg:y="5.6cm" presentation:class="outline" presentation:user-transformed="true">
          <draw:text-box>
            <text:p text:style-name="P6"><text:span text:style-name="T2">Perona und Malik</text:span></text:p>
            <text:list text:style-name="L3">
              <text:list-item>
                <text:p text:style-name="P6"><text:span text:style-name="T3">Unterschied zu Totale Variation</text:span></text:p>
                <text:list>
                  <text:list-item>
                    <text:p><text:span text:style-name="T3">Perona Malik benötigt Stoppzeit</text:span></text:p>
                  </text:list-item>
                  <text:list-item>
                    <text:p><text:span text:style-name="T3">Ergebnis muss nach jeder Iteration manuell auf Verbesserung geprüft werden, es konvergiert nicht.</text:span></text:p>
                    <text:p><text:span text:style-name="T3"/></text:p>
                  </text:list-item>
                  <text:list-item>
                    <text:p><text:span text:style-name="T3">Totale Variation konvergiert → das Bild wird immer besser</text:span></text:p>
                  </text:list-item>
                  <text:list-item>
                    <text:p><text:span text:style-name="T3">Stoppt wenn ein gewisses Energielevel erreicht ist</text:span></text:p>
                  </text:list-item>
                  <text:list-item>
                    <text:p><text:span text:style-name="T3">Distance Penality anhand von Statistiken zum Rauschen</text:span>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2.8cm" svg:height="1.6cm" svg:x="10.4cm" svg:y="11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6-06">06.06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6-06">06.06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6T02:16:22.018000000</dc:date>
    <meta:generator>LibreOffice/4.2.3.3$Windows_x86 LibreOffice_project/882f8a0a489bc99a9e60c7905a60226254cb6ff0</meta:generator>
    <meta:editing-duration>PT10H2M39S</meta:editing-duration>
    <meta:editing-cycles>49</meta:editing-cycles>
    <meta:document-statistic meta:object-count="73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frac>
          <mn>1</mn>
          <mi>A</mi>
        </mfrac>
      </mrow>
      <mi>G</mi>
    </mrow>
    <annotation encoding="StarMath 5.0">F= {1} over {A}G</annotation>
  </semantics>
</math>
</file>

<file path=Object 2/content.xml><?xml version="1.0" encoding="utf-8"?>
<math xmlns="http://www.w3.org/1998/Math/MathML">
  <semantics>
    <mrow>
      <mi>G</mi>
      <mo stretchy="false">=</mo>
      <mrow>
        <mi>A</mi>
        <mo stretchy="false">∗</mo>
        <mi>F</mi>
      </mrow>
      <mo stretchy="false">→</mo>
      <msup>
        <mi>A</mi>
        <mtext>*</mtext>
      </msup>
      <mo stretchy="false">=</mo>
      <mrow>
        <msup>
          <mi>A</mi>
          <mtext>*</mtext>
        </msup>
        <mo stretchy="false">∗</mo>
        <mi>A</mi>
        <mo stretchy="false">∗</mo>
        <mi>F</mi>
      </mrow>
      <mo stretchy="false">=</mo>
      <mrow>
        <msup>
          <mrow>
            <mo fence="true" stretchy="false">|</mo>
            <mrow>
              <mi>A</mi>
            </mrow>
            <mo fence="true" stretchy="false">|</mo>
          </mrow>
          <mn>2</mn>
        </msup>
        <mo stretchy="false">∗</mo>
        <mi>F</mi>
      </mrow>
    </mrow>
    <annotation encoding="StarMath 5.0">G=A*F toward A rsup{"*"} =A rsup{"*"}*A*F= lline A rline^2*F</annotation>
  </semantics>
</math>
</file>

<file path=Object 3/content.xml><?xml version="1.0" encoding="utf-8"?>
<math xmlns="http://www.w3.org/1998/Math/MathML">
  <semantics>
    <mrow>
      <msup>
        <mrow>
          <mo fence="true" stretchy="false">|</mo>
          <mrow>
            <mi>A</mi>
          </mrow>
          <mo fence="true" stretchy="false">|</mo>
        </mrow>
        <mn>2</mn>
      </msup>
      <mo stretchy="false">&gt;</mo>
      <mn>0</mn>
    </mrow>
    <annotation encoding="StarMath 5.0">lline A rline^2 &gt; 0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frac>
          <mn>1</mn>
          <mi>A</mi>
        </mfrac>
      </mrow>
      <mrow>
        <mi>G</mi>
        <mo stretchy="false">=</mo>
        <mfrac>
          <msup>
            <mi>A</mi>
            <mtext>*</mtext>
          </msup>
          <mrow>
            <msup>
              <mi>A</mi>
              <mtext>*</mtext>
            </msup>
            <mi>A</mi>
          </mrow>
        </mfrac>
      </mrow>
      <mrow>
        <mi>G</mi>
        <mo stretchy="false">=</mo>
        <mfrac>
          <msup>
            <mi>A</mi>
            <mtext>*</mtext>
          </msup>
          <msup>
            <mrow>
              <mo fence="true" stretchy="true">|</mo>
              <mrow>
                <mi>A</mi>
              </mrow>
              <mo fence="true" stretchy="true">|</mo>
            </mrow>
            <mn>2</mn>
          </msup>
        </mfrac>
      </mrow>
      <mi>G</mi>
    </mrow>
    <annotation encoding="StarMath 5.0">F= {1} over {A}G= {A rsup{"*"}} over {A rsup{"*"}A}G = {A rsup{"*"}} over { left lline A right rline^2 }G</annotation>
  </semantics>
</math>
</file>

<file path=Object 5/content.xml><?xml version="1.0" encoding="utf-8"?>
<math xmlns="http://www.w3.org/1998/Math/MathML" display="block">
  <semantics>
    <mrow>
      <mi>c</mi>
      <mo stretchy="false">=</mo>
      <msup>
        <mi mathvariant="normal">e</mi>
        <mrow>
          <mo stretchy="false">−</mo>
          <mfrac>
            <msup>
              <mrow>
                <mo fence="true" stretchy="false">|</mo>
                <mrow>
                  <mrow>
                    <mover accent="true">
                      <mo stretchy="false">∇</mo>
                      <mo stretchy="false">⃗</mo>
                    </mover>
                    <mi>L</mi>
                  </mrow>
                </mrow>
                <mo fence="true" stretchy="false">|</mo>
              </mrow>
              <mn>2</mn>
            </msup>
            <msup>
              <mi>k</mi>
              <mn>2</mn>
            </msup>
          </mfrac>
        </mrow>
      </msup>
    </mrow>
    <annotation encoding="StarMath 5.0">c= func e^-{ { lline  vec nabla L rline ^2 } over {k^2} }</annotation>
  </semantics>
</math>
</file>

<file path=Object 6/content.xml><?xml version="1.0" encoding="utf-8"?>
<math xmlns="http://www.w3.org/1998/Math/MathML" display="block">
  <semantics>
    <mrow>
      <mi>c</mi>
      <mo stretchy="false">=</mo>
      <mrow>
        <mn>1</mn>
        <mo stretchy="false">/</mo>
        <mrow>
          <mo fence="true" stretchy="false">(</mo>
          <mrow>
            <mrow>
              <mn>1</mn>
              <mo stretchy="false">+</mo>
              <mfrac>
                <msup>
                  <mrow>
                    <mo fence="true" stretchy="false">|</mo>
                    <mrow>
                      <mrow>
                        <mover accent="true">
                          <mo stretchy="false">∇</mo>
                          <mo stretchy="false">⃗</mo>
                        </mover>
                        <mi>L</mi>
                      </mrow>
                    </mrow>
                    <mo fence="true" stretchy="false">|</mo>
                  </mrow>
                  <mn>2</mn>
                </msup>
                <msup>
                  <mi>k</mi>
                  <mn>2</mn>
                </msup>
              </mfrac>
            </mrow>
          </mrow>
          <mo fence="true" stretchy="false">)</mo>
        </mrow>
      </mrow>
    </mrow>
    <annotation encoding="StarMath 5.0">c= 1/ (1+{lline  vec nabla L rline ^2} over {k^2})</annotation>
  </semantics>
</math>
</file>